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Futura" svg:font-family="Futura" style:font-pitch="variable"/>
    <style:font-face style:name="Phosphate" svg:font-family="Phosphate" style:font-pitch="variable"/>
    <style:font-face style:name="American Typewriter" svg:font-family="'American Typewrite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d7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7.45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" style:family="graphic" style:parent-style-name="standard" style:list-style-name="L4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1.423cm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fo:min-height="3.005cm"/>
    </style:style>
    <style:style style:name="pr3" style:family="presentation" style:parent-style-name="Default-outline1">
      <style:graphic-properties fo:min-height="10.189cm"/>
    </style:style>
    <style:style style:name="P1" style:family="paragraph">
      <style:text-properties fo:color="#158466" style:font-name="Phosphate" fo:font-size="44pt"/>
    </style:style>
    <style:style style:name="P2" style:family="paragraph">
      <loext:graphic-properties draw:fill="none" draw:fill-color="#ffffff"/>
      <style:text-properties fo:color="#158466" style:font-name="Phosphate" fo:font-size="44pt"/>
    </style:style>
    <style:style style:name="P3" style:family="paragraph">
      <style:paragraph-properties fo:text-align="start"/>
      <style:text-properties fo:color="#158466" style:font-name="American Typewriter"/>
    </style:style>
    <style:style style:name="P4" style:family="paragraph">
      <loext:graphic-properties draw:fill="none" draw:fill-color="#ffffff"/>
      <style:paragraph-properties fo:text-align="start"/>
      <style:text-properties fo:color="#158466" style:font-name="American Typewriter"/>
    </style:style>
    <style:style style:name="P5" style:family="paragraph">
      <style:paragraph-properties fo:margin-left="0cm" fo:margin-right="0cm" fo:margin-top="0cm" fo:margin-bottom="0cm" fo:line-height="100%" fo:text-align="start" fo:text-indent="0cm"/>
      <style:text-properties fo:color="#158466" style:font-name="American Typewriter" fo:font-size="32pt" style:font-size-asian="32pt" style:font-size-complex="32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158466" style:text-outline="false" style:text-line-through-style="none" style:text-line-through-type="none" style:font-name="American Typewriter" fo:font-size="32pt" fo:font-style="normal" fo:text-shadow="none" style:text-underline-style="none" fo:font-weight="normal" style:letter-kerning="true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-color="#ffffff"/>
    </style:style>
    <style:style style:name="P8" style:family="paragraph">
      <style:text-properties fo:color="#158466" style:font-name="American Typewriter"/>
    </style:style>
    <style:style style:name="P9" style:family="paragraph">
      <style:text-properties style:font-name="American Typewriter"/>
    </style:style>
    <style:style style:name="P10" style:family="paragraph">
      <style:paragraph-properties fo:text-align="start"/>
      <style:text-properties style:font-name="American Typewriter"/>
    </style:style>
    <style:style style:name="P11" style:family="paragraph">
      <loext:graphic-properties draw:fill="none" draw:fill-color="#ffffff"/>
      <style:text-properties style:font-name="American Typewriter"/>
    </style:style>
    <style:style style:name="T1" style:family="text">
      <style:text-properties fo:color="#158466" style:font-name="Phosphate"/>
    </style:style>
    <style:style style:name="T2" style:family="text">
      <style:text-properties fo:color="#c9211e" style:font-name="Phosphate"/>
    </style:style>
    <style:style style:name="T3" style:family="text">
      <style:text-properties style:font-name="American Typewriter"/>
    </style:style>
    <style:style style:name="T4" style:family="text">
      <style:text-properties fo:font-variant="normal" fo:text-transform="none" fo:color="#158466" style:text-outline="false" style:text-line-through-style="none" style:text-line-through-type="none" style:font-name="American Typewriter" fo:font-size="32pt" fo:font-style="normal" fo:text-shadow="none" style:text-underline-style="none" fo:font-weight="normal" style:letter-kerning="true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158466" style:font-name="American Typewri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g>
          <draw:frame draw:style-name="gr1" draw:text-style-name="P2" draw:layer="layout" svg:width="17.6cm" svg:height="7.703cm" svg:x="4.7cm" svg:y="2.864cm">
            <draw:text-box>
              <text:p text:style-name="P1"><text:span text:style-name="T1">Wprowadzenie do biblioteki </text:span><text:span text:style-name="T2">React</text:span><text:span text:style-name="T1"> dla programistów języków obiektowych</text:span></text:p>
            </draw:text-box>
          </draw:frame>
          <draw:frame draw:style-name="gr2" draw:text-style-name="P4" draw:layer="layout" svg:width="12cm" svg:height="1.673cm" svg:x="4.7cm" svg:y="13.464cm">
            <draw:text-box>
              <text:p text:style-name="P3"><text:span text:style-name="T3">jacek.siciarek@salesintelligence.pl</text:span></text:p>
            </draw:text-box>
          </draw:frame>
          <draw:frame draw:style-name="gr3" draw:text-style-name="P6" draw:layer="layout" svg:width="12cm" svg:height="1.673cm" svg:x="4.7cm" svg:y="11.464cm">
            <draw:text-box>
              <text:p text:style-name="P5"><text:span text:style-name="T4">Jacek Siciarek</text:span></text:p>
            </draw:text-box>
          </draw:frame>
        </draw:g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8" draw:layer="layout" svg:width="24.299cm" svg:height="3.005cm" svg:x="1.35cm" svg:y="0.717cm" presentation:class="title" presentation:user-transformed="true">
          <draw:text-box>
            <text:p text:style-name="P8">Co wiemy (OOP)?</text:p>
          </draw:text-box>
        </draw:frame>
        <draw:frame presentation:style-name="pr3" draw:text-style-name="P10" draw:layer="layout" svg:width="24.299cm" svg:height="10.439cm" svg:x="1.35cm" svg:y="4.211cm" presentation:class="outline" presentation:user-transformed="true">
          <draw:text-box>
            <text:list text:style-name="L3">
              <text:list-item>
                <text:p text:style-name="P9"><text:span text:style-name="T3">Klasy</text:span></text:p>
              </text:list-item>
              <text:list-item>
                <text:p text:style-name="P9"><text:span text:style-name="T3">Obiekty (Instancje)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text-style-name="P8" draw:layer="layout" svg:width="24.299cm" svg:height="3.005cm" svg:x="1.35cm" svg:y="0.717cm" presentation:class="title" presentation:user-transformed="true">
          <draw:text-box>
            <text:p text:style-name="P8"><text:span text:style-name="T5">Co wiemy (OOP)?</text:span></text:p>
          </draw:text-box>
        </draw:frame>
        <draw:frame presentation:style-name="pr3" draw:text-style-name="P10" draw:layer="layout" svg:width="24.299cm" svg:height="10.439cm" svg:x="1.35cm" svg:y="4.211cm" presentation:class="outline" presentation:user-transformed="true">
          <draw:text-box>
            <text:list text:style-name="L3">
              <text:list-item>
                <text:p text:style-name="P9"><text:span text:style-name="T3">Abstrakcja</text:span></text:p>
              </text:list-item>
              <text:list-item>
                <text:p text:style-name="P9"><text:span text:style-name="T3">Hermetyzacja</text:span></text:p>
              </text:list-item>
              <text:list-item>
                <text:p text:style-name="P9"><text:span text:style-name="T3">Polimorfizm</text:span></text:p>
              </text:list-item>
              <text:list-item>
                <text:p text:style-name="P9"><text:span text:style-name="T3">Dziedziczenie</text:span></text:p>
              </text:list-item>
            </text:list>
          </draw:text-box>
        </draw:frame>
        <presentation:notes draw:style-name="dp3">
          <draw:page-thumbnail draw:style-name="gr4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text-style-name="P8" draw:layer="layout" svg:width="24.299cm" svg:height="3.005cm" svg:x="1.35cm" svg:y="0.717cm" presentation:class="title" presentation:user-transformed="true">
          <draw:text-box>
            <text:p text:style-name="P8">Co wiemy (MVC)?</text:p>
          </draw:text-box>
        </draw:frame>
        <draw:frame presentation:style-name="pr3" draw:text-style-name="P10" draw:layer="layout" svg:width="24.299cm" svg:height="10.439cm" svg:x="1.35cm" svg:y="4.211cm" presentation:class="outline" presentation:user-transformed="true">
          <draw:text-box>
            <text:list text:style-name="L3">
              <text:list-item>
                <text:p text:style-name="P9"><text:span text:style-name="T3">Model</text:span></text:p>
              </text:list-item>
              <text:list-item>
                <text:p text:style-name="P9"><text:span text:style-name="T3">Widok</text:span></text:p>
              </text:list-item>
              <text:list-item>
                <text:p text:style-name="P9"><text:span text:style-name="T3">Kontroler</text:span></text:p>
              </text:list-item>
            </text:list>
          </draw:text-box>
        </draw:frame>
        <presentation:notes draw:style-name="dp3">
          <draw:page-thumbnail draw:style-name="gr4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text-style-name="P8" draw:layer="layout" svg:width="24.299cm" svg:height="3.005cm" svg:x="1.35cm" svg:y="0.717cm" presentation:class="title" presentation:user-transformed="true">
          <draw:text-box>
            <text:p text:style-name="P8">Co wiemy (typy danych)?</text:p>
          </draw:text-box>
        </draw:frame>
        <draw:frame presentation:style-name="pr3" draw:text-style-name="P10" draw:layer="layout" svg:width="24.299cm" svg:height="10.439cm" svg:x="1.35cm" svg:y="4.211cm" presentation:class="outline" presentation:user-transformed="true">
          <draw:text-box>
            <text:list text:style-name="L3">
              <text:list-item>
                <text:p text:style-name="P9"><text:span text:style-name="T3">Wbudowane (int, float, string, bool)</text:span></text:p>
              </text:list-item>
              <text:list-item>
                <text:p text:style-name="P9"><text:span text:style-name="T3">Abstrakcyjne (lista, hasz, kolejka)</text:span></text:p>
              </text:list-item>
              <text:list-item>
                <text:p text:style-name="P9"><text:span text:style-name="T3">Klienta (dowolne klasy)</text:span></text:p>
              </text:list-item>
            </text:list>
          </draw:text-box>
        </draw:frame>
        <presentation:notes draw:style-name="dp3">
          <draw:page-thumbnail draw:style-name="gr4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text-style-name="P8" draw:layer="layout" svg:width="24.299cm" svg:height="3.005cm" svg:x="1.35cm" svg:y="0.717cm" presentation:class="title" presentation:user-transformed="true">
          <draw:text-box>
            <text:p text:style-name="P8">Co wiemy (przekazywanie)?</text:p>
          </draw:text-box>
        </draw:frame>
        <draw:frame presentation:style-name="pr3" draw:text-style-name="P10" draw:layer="layout" svg:width="24.299cm" svg:height="10.439cm" svg:x="1.35cm" svg:y="4.211cm" presentation:class="outline" presentation:user-transformed="true">
          <draw:text-box>
            <text:list text:style-name="L3">
              <text:list-item>
                <text:p text:style-name="P9"><text:span text:style-name="T3">Wartość</text:span></text:p>
              </text:list-item>
              <text:list-item>
                <text:p text:style-name="P9"><text:span text:style-name="T3">Referencje</text:span></text:p>
              </text:list-item>
            </text:list>
          </draw:text-box>
        </draw:frame>
        <presentation:notes draw:style-name="dp3">
          <draw:page-thumbnail draw:style-name="gr4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text-style-name="P8" draw:layer="layout" svg:width="24.299cm" svg:height="3.005cm" svg:x="1.35cm" svg:y="0.717cm" presentation:class="title" presentation:user-transformed="true">
          <draw:text-box>
            <text:p text:style-name="P8">Co wiemy (inne)?</text:p>
          </draw:text-box>
        </draw:frame>
        <draw:frame presentation:style-name="pr3" draw:text-style-name="P10" draw:layer="layout" svg:width="24.299cm" svg:height="10.439cm" svg:x="1.35cm" svg:y="4.211cm" presentation:class="outline" presentation:user-transformed="true">
          <draw:text-box>
            <text:list text:style-name="L3">
              <text:list-item>
                <text:p text:style-name="P9"><text:span text:style-name="T3">Wzorce projektowe</text:span></text:p>
              </text:list-item>
              <text:list-item>
                <text:p text:style-name="P9"><text:span text:style-name="T3">Antywzorce projektowe</text:span></text:p>
              </text:list-item>
              <text:list-item>
                <text:p text:style-name="P9"><text:span text:style-name="T3">Dobre praktyki</text:span></text:p>
              </text:list-item>
            </text:list>
          </draw:text-box>
        </draw:frame>
        <presentation:notes draw:style-name="dp3">
          <draw:page-thumbnail draw:style-name="gr4" draw:layer="layout" svg:width="19.798cm" svg:height="11.136cm" svg:x="0.6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text-style-name="P8" draw:layer="layout" svg:width="24.299cm" svg:height="3.005cm" svg:x="1.35cm" svg:y="0.717cm" presentation:class="title" presentation:user-transformed="true">
          <draw:text-box>
            <text:p text:style-name="P8">Co to jest React?</text:p>
          </draw:text-box>
        </draw:frame>
        <presentation:notes draw:style-name="dp3">
          <draw:page-thumbnail draw:style-name="gr4" draw:layer="layout" svg:width="19.798cm" svg:height="11.136cm" svg:x="0.6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text-style-name="P8" draw:layer="layout" svg:width="24.299cm" svg:height="3.005cm" svg:x="1.35cm" svg:y="0.717cm" presentation:class="title" presentation:user-transformed="true">
          <draw:text-box>
            <text:p text:style-name="P8">Co to jest React?</text:p>
          </draw:text-box>
        </draw:frame>
        <draw:frame draw:style-name="gr5" draw:text-style-name="P11" draw:layer="layout" svg:width="3.004cm" svg:height="0.988cm" svg:x="1.8cm" svg:y="5.2cm">
          <draw:text-box>
            <text:p text:style-name="P9">Promise</text:p>
          </draw:text-box>
        </draw:frame>
        <draw:frame draw:style-name="gr5" draw:text-style-name="P11" draw:layer="layout" svg:width="2.898cm" svg:height="0.988cm" svg:x="6.902cm" svg:y="4cm">
          <draw:text-box>
            <text:p text:style-name="P9">reducer</text:p>
          </draw:text-box>
        </draw:frame>
        <draw:frame draw:style-name="gr5" draw:text-style-name="P11" draw:layer="layout" svg:width="3.233cm" svg:height="0.988cm" svg:x="12.367cm" svg:y="5.4cm">
          <draw:text-box>
            <text:p text:style-name="P9">reduktor</text:p>
          </draw:text-box>
        </draw:frame>
        <draw:frame draw:style-name="gr6" draw:text-style-name="P11" draw:layer="layout" svg:width="1.683cm" svg:height="0.988cm" svg:x="15cm" svg:y="4.412cm">
          <draw:text-box>
            <text:p text:style-name="P9">flux</text:p>
          </draw:text-box>
        </draw:frame>
        <draw:frame draw:style-name="gr5" draw:text-style-name="P11" draw:layer="layout" svg:width="5.434cm" svg:height="0.988cm" svg:x="16.966cm" svg:y="6.8cm">
          <draw:text-box>
            <text:p text:style-name="P9">czysty kontener</text:p>
          </draw:text-box>
        </draw:frame>
        <draw:frame draw:style-name="gr5" draw:text-style-name="P11" draw:layer="layout" svg:width="6.526cm" svg:height="0.988cm" svg:x="17.474cm" svg:y="9.412cm">
          <draw:text-box>
            <text:p text:style-name="P9">kontener funkcyjny</text:p>
          </draw:text-box>
        </draw:frame>
        <draw:frame draw:style-name="gr5" draw:text-style-name="P11" draw:layer="layout" svg:width="4.096cm" svg:height="0.988cm" svg:x="6.704cm" svg:y="9.988cm">
          <draw:text-box>
            <text:p text:style-name="P9">middleware</text:p>
          </draw:text-box>
        </draw:frame>
        <draw:frame draw:style-name="gr5" draw:text-style-name="P11" draw:layer="layout" svg:width="2.987cm" svg:height="0.988cm" svg:x="5.213cm" svg:y="7.2cm">
          <draw:text-box>
            <text:p text:style-name="P9">selektor</text:p>
          </draw:text-box>
        </draw:frame>
        <draw:frame draw:style-name="gr5" draw:text-style-name="P11" draw:layer="layout" svg:width="3.774cm" svg:height="0.988cm" svg:x="10.326cm" svg:y="7.612cm">
          <draw:text-box>
            <text:p text:style-name="P9">immutable</text:p>
          </draw:text-box>
        </draw:frame>
        <draw:frame draw:style-name="gr6" draw:text-style-name="P11" draw:layer="layout" svg:width="2.128cm" svg:height="0.988cm" svg:x="11cm" svg:y="11.412cm">
          <draw:text-box>
            <text:p text:style-name="P9">akcja</text:p>
          </draw:text-box>
        </draw:frame>
        <draw:frame draw:style-name="gr5" draw:text-style-name="P11" draw:layer="layout" svg:width="6.31cm" svg:height="0.988cm" svg:x="15.6cm" svg:y="10.812cm">
          <draw:text-box>
            <text:p text:style-name="P9">funkcja strzałkowa</text:p>
          </draw:text-box>
        </draw:frame>
        <draw:frame draw:style-name="gr5" draw:text-style-name="P11" draw:layer="layout" svg:width="1.874cm" svg:height="0.988cm" svg:x="4.2cm" svg:y="9.012cm">
          <draw:text-box>
            <text:p text:style-name="P9">saga</text:p>
          </draw:text-box>
        </draw:frame>
        <draw:frame draw:style-name="gr5" draw:text-style-name="P11" draw:layer="layout" svg:width="2.356cm" svg:height="0.988cm" svg:x="4cm" svg:y="14.012cm">
          <draw:text-box>
            <text:p text:style-name="P9">thunk</text:p>
          </draw:text-box>
        </draw:frame>
        <draw:frame draw:style-name="gr5" draw:text-style-name="P11" draw:layer="layout" svg:width="2.018cm" svg:height="0.988cm" svg:x="7.2cm" svg:y="15.012cm">
          <draw:text-box>
            <text:p text:style-name="P9">state</text:p>
          </draw:text-box>
        </draw:frame>
        <draw:frame draw:style-name="gr5" draw:text-style-name="P11" draw:layer="layout" svg:width="4.007cm" svg:height="0.988cm" svg:x="13.993cm" svg:y="15.212cm">
          <draw:text-box>
            <text:p text:style-name="P9">redux state</text:p>
          </draw:text-box>
        </draw:frame>
        <draw:frame draw:style-name="gr5" draw:text-style-name="P11" draw:layer="layout" svg:width="3.283cm" svg:height="0.988cm" svg:x="19.317cm" svg:y="5.212cm">
          <draw:text-box>
            <text:p text:style-name="P9">kontener</text:p>
          </draw:text-box>
        </draw:frame>
        <draw:frame draw:style-name="gr6" draw:text-style-name="P11" draw:layer="layout" svg:width="2.225cm" svg:height="0.988cm" svg:x="13.175cm" svg:y="16.6cm">
          <draw:text-box>
            <text:p text:style-name="P9">dumb</text:p>
          </draw:text-box>
        </draw:frame>
        <draw:frame draw:style-name="gr6" draw:text-style-name="P11" draw:layer="layout" svg:width="2.344cm" svg:height="0.988cm" svg:x="13.8cm" svg:y="14cm">
          <draw:text-box>
            <text:p text:style-name="P9">smart</text:p>
          </draw:text-box>
        </draw:frame>
        <draw:frame draw:style-name="gr5" draw:text-style-name="P11" draw:layer="layout" svg:width="2.238cm" svg:height="0.988cm" svg:x="2.162cm" svg:y="10.612cm">
          <draw:text-box>
            <text:p text:style-name="P9">props</text:p>
          </draw:text-box>
        </draw:frame>
        <draw:frame draw:style-name="gr5" draw:text-style-name="P11" draw:layer="layout" svg:width="1.37cm" svg:height="0.988cm" svg:x="4.917cm" svg:y="11.4cm">
          <draw:text-box>
            <text:p text:style-name="P9">ref</text:p>
          </draw:text-box>
        </draw:frame>
        <draw:frame draw:style-name="gr5" draw:text-style-name="P11" draw:layer="layout" svg:width="2.949cm" svg:height="0.988cm" svg:x="7.051cm" svg:y="13.2cm">
          <draw:text-box>
            <text:p text:style-name="P9">element</text:p>
          </draw:text-box>
        </draw:frame>
        <draw:frame draw:style-name="gr5" draw:text-style-name="P11" draw:layer="layout" svg:width="3.144cm" svg:height="0.988cm" svg:x="10.2cm" svg:y="14.012cm">
          <draw:text-box>
            <text:p text:style-name="P9">webpack</text:p>
          </draw:text-box>
        </draw:frame>
        <draw:frame draw:style-name="gr5" draw:text-style-name="P11" draw:layer="layout" svg:width="2.471cm" svg:height="0.988cm" svg:x="13.8cm" svg:y="6.6cm">
          <draw:text-box>
            <text:p text:style-name="P9">nodejs</text:p>
          </draw:text-box>
        </draw:frame>
        <draw:frame draw:style-name="gr5" draw:text-style-name="P11" draw:layer="layout" svg:width="1.861cm" svg:height="0.988cm" svg:x="12.6cm" svg:y="10.212cm">
          <draw:text-box>
            <text:p text:style-name="P9">npm</text:p>
          </draw:text-box>
        </draw:frame>
        <draw:frame draw:style-name="gr5" draw:text-style-name="P11" draw:layer="layout" svg:width="6.852cm" svg:height="0.988cm" svg:x="18.148cm" svg:y="14.612cm">
          <draw:text-box>
            <text:p text:style-name="P9">cykl życia kontenera</text:p>
          </draw:text-box>
        </draw:frame>
        <draw:frame draw:style-name="gr5" draw:text-style-name="P11" draw:layer="layout" svg:width="2.191cm" svg:height="0.988cm" svg:x="2.009cm" svg:y="6.6cm">
          <draw:text-box>
            <text:p text:style-name="P9">Babel</text:p>
          </draw:text-box>
        </draw:frame>
        <draw:frame draw:style-name="gr5" draw:text-style-name="P11" draw:layer="layout" svg:width="1.73cm" svg:height="0.988cm" svg:x="5.409cm" svg:y="5.812cm">
          <draw:text-box>
            <text:p text:style-name="P9">ES6</text:p>
          </draw:text-box>
        </draw:frame>
        <draw:frame draw:style-name="gr7" draw:text-style-name="P11" draw:layer="layout" svg:width="1.73cm" svg:height="0.988cm" svg:x="8.4cm" svg:y="6.4cm">
          <draw:text-box>
            <text:p text:style-name="P9">ES7</text:p>
          </draw:text-box>
        </draw:frame>
        <draw:frame draw:style-name="gr8" draw:text-style-name="P11" draw:layer="layout" svg:width="1.73cm" svg:height="0.988cm" svg:x="11.07cm" svg:y="6.4cm">
          <draw:text-box>
            <text:p text:style-name="P9">ES8</text:p>
          </draw:text-box>
        </draw:frame>
        <draw:frame draw:style-name="gr5" draw:text-style-name="P11" draw:layer="layout" svg:width="2.847cm" svg:height="0.988cm" svg:x="7.07cm" svg:y="8.412cm">
          <draw:text-box>
            <text:p text:style-name="P9">ES2015</text:p>
          </draw:text-box>
        </draw:frame>
        <draw:frame draw:style-name="gr5" draw:text-style-name="P11" draw:layer="layout" svg:width="1.73cm" svg:height="0.988cm" svg:x="19.8cm" svg:y="8.012cm">
          <draw:text-box>
            <text:p text:style-name="P9">ES5</text:p>
          </draw:text-box>
        </draw:frame>
        <draw:frame draw:style-name="gr5" draw:text-style-name="P11" draw:layer="layout" svg:width="2.83cm" svg:height="0.988cm" svg:x="10.8cm" svg:y="9cm">
          <draw:text-box>
            <text:p text:style-name="P9">ES2016</text:p>
          </draw:text-box>
        </draw:frame>
        <draw:frame draw:style-name="gr5" draw:text-style-name="P11" draw:layer="layout" svg:width="2.805cm" svg:height="0.988cm" svg:x="15.6cm" svg:y="8.212cm">
          <draw:text-box>
            <text:p text:style-name="P9">ES2017</text:p>
          </draw:text-box>
        </draw:frame>
        <draw:frame draw:style-name="gr5" draw:text-style-name="P11" draw:layer="layout" svg:width="3.872cm" svg:height="0.988cm" svg:x="1.928cm" svg:y="12.412cm">
          <draw:text-box>
            <text:p text:style-name="P9">server side</text:p>
          </draw:text-box>
        </draw:frame>
        <draw:frame draw:style-name="gr5" draw:text-style-name="P11" draw:layer="layout" svg:width="1.891cm" svg:height="0.988cm" svg:x="17.129cm" svg:y="5.6cm">
          <draw:text-box>
            <text:p text:style-name="P9">JWT</text:p>
          </draw:text-box>
        </draw:frame>
        <draw:frame draw:style-name="gr5" draw:text-style-name="P11" draw:layer="layout" svg:width="2.331cm" svg:height="0.988cm" svg:x="1.8cm" svg:y="8.012cm">
          <draw:text-box>
            <text:p text:style-name="P9">redux</text:p>
          </draw:text-box>
        </draw:frame>
        <draw:frame draw:style-name="gr5" draw:text-style-name="P11" draw:layer="layout" svg:width="2.957cm" svg:height="0.988cm" svg:x="17.8cm" svg:y="4.2cm">
          <draw:text-box>
            <text:p text:style-name="P9">pending</text:p>
          </draw:text-box>
        </draw:frame>
        <draw:frame draw:style-name="gr5" draw:text-style-name="P11" draw:layer="layout" svg:width="2.796cm" svg:height="0.988cm" svg:x="7.4cm" svg:y="11.612cm">
          <draw:text-box>
            <text:p text:style-name="P9">fulfilled</text:p>
          </draw:text-box>
        </draw:frame>
        <draw:frame draw:style-name="gr5" draw:text-style-name="P11" draw:layer="layout" svg:width="2.966cm" svg:height="0.988cm" svg:x="22.004cm" svg:y="8.012cm">
          <draw:text-box>
            <text:p text:style-name="P9">rejected</text:p>
          </draw:text-box>
        </draw:frame>
        <draw:frame draw:style-name="gr9" draw:text-style-name="P11" draw:layer="layout" svg:width="6.332cm" svg:height="1cm" svg:x="10.4cm" svg:y="12.6cm">
          <draw:text-box>
            <text:p text:style-name="P9">create-react-app</text:p>
          </draw:text-box>
        </draw:frame>
        <draw:frame draw:style-name="gr5" draw:text-style-name="P11" draw:layer="layout" svg:width="2.344cm" svg:height="0.988cm" svg:x="18.056cm" svg:y="12.2cm">
          <draw:text-box>
            <text:p text:style-name="P9">smart</text:p>
          </draw:text-box>
        </draw:frame>
        <draw:frame draw:style-name="gr5" draw:text-style-name="P11" draw:layer="layout" svg:width="2.123cm" svg:height="0.988cm" svg:x="2.6cm" svg:y="15.6cm">
          <draw:text-box>
            <text:p text:style-name="P9">story</text:p>
          </draw:text-box>
        </draw:frame>
        <draw:frame draw:style-name="gr6" draw:text-style-name="P11" draw:layer="layout" svg:width="4.2cm" svg:height="0.988cm" svg:x="7.6cm" svg:y="5.212cm">
          <draw:text-box>
            <text:p text:style-name="P9">storybook</text:p>
          </draw:text-box>
        </draw:frame>
        <draw:frame draw:style-name="gr5" draw:text-style-name="P11" draw:layer="layout" svg:width="1.797cm" svg:height="0.988cm" svg:x="3.894cm" svg:y="4.212cm">
          <draw:text-box>
            <text:p text:style-name="P9">Jest</text:p>
          </draw:text-box>
        </draw:frame>
        <draw:frame draw:style-name="gr5" draw:text-style-name="P11" draw:layer="layout" svg:width="3.639cm" svg:height="0.988cm" svg:x="9.761cm" svg:y="15.612cm">
          <draw:text-box>
            <text:p text:style-name="P9">typescript</text:p>
          </draw:text-box>
        </draw:frame>
        <draw:frame draw:style-name="gr5" draw:text-style-name="P11" draw:layer="layout" svg:width="1.73cm" svg:height="0.988cm" svg:x="14.2cm" svg:y="9.2cm">
          <draw:text-box>
            <text:p text:style-name="P9">flow</text:p>
          </draw:text-box>
        </draw:frame>
        <draw:frame draw:style-name="gr6" draw:text-style-name="P11" draw:layer="layout" svg:width="4.2cm" svg:height="0.988cm" svg:x="21.2cm" svg:y="11.812cm">
          <draw:text-box>
            <text:p text:style-name="P9">JavaScript</text:p>
          </draw:text-box>
        </draw:frame>
        <draw:frame draw:style-name="gr6" draw:text-style-name="P11" draw:layer="layout" svg:width="4.2cm" svg:height="0.988cm" svg:x="5.2cm" svg:y="16.412cm">
          <draw:text-box>
            <text:p text:style-name="P9">EcmaScript</text:p>
          </draw:text-box>
        </draw:frame>
        <draw:frame draw:style-name="gr5" draw:text-style-name="P11" draw:layer="layout" svg:width="2.598cm" svg:height="0.988cm" svg:x="11.602cm" svg:y="4.224cm">
          <draw:text-box>
            <text:p text:style-name="P9">vanilla</text:p>
          </draw:text-box>
        </draw:frame>
        <draw:frame draw:style-name="gr5" draw:text-style-name="P11" draw:layer="layout" svg:width="7.982cm" svg:height="0.988cm" svg:x="16.548cm" svg:y="13.4cm">
          <draw:text-box>
            <text:p text:style-name="P9">Higher order component</text:p>
          </draw:text-box>
        </draw:frame>
        <draw:frame draw:style-name="gr5" draw:text-style-name="P11" draw:layer="layout" svg:width="3.935cm" svg:height="0.988cm" svg:x="18.4cm" svg:y="16cm">
          <draw:text-box>
            <text:p text:style-name="P9">komponent</text:p>
          </draw:text-box>
        </draw:frame>
        <draw:frame draw:style-name="gr5" draw:text-style-name="P11" draw:layer="layout" svg:width="2.013cm" svg:height="0.988cm" svg:x="1.4cm" svg:y="9.412cm">
          <draw:text-box>
            <text:p text:style-name="P9">fetch</text:p>
          </draw:text-box>
        </draw:frame>
        <draw:frame draw:style-name="gr6" draw:text-style-name="P11" draw:layer="layout" svg:width="2.128cm" svg:height="0.988cm" svg:x="22.072cm" svg:y="6.2cm">
          <draw:text-box>
            <text:p text:style-name="P9">axios</text:p>
          </draw:text-box>
        </draw:frame>
        <presentation:notes draw:style-name="dp3">
          <draw:page-thumbnail draw:style-name="gr4" draw:layer="layout" svg:width="19.798cm" svg:height="11.136cm" svg:x="0.6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presentation:notes draw:style-name="dp3">
          <draw:page-thumbnail draw:style-name="gr4" draw:layer="layout" svg:width="19.798cm" svg:height="11.136cm" svg:x="0.6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Futura" svg:font-family="Futura" style:font-pitch="variable"/>
    <style:font-face style:name="Phosphate" svg:font-family="Phosphate" style:font-pitch="variable"/>
    <style:font-face style:name="American Typewriter" svg:font-family="'American Typewrite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7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.5999984741211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57cm" fo:margin-bottom="0cm" fo:text-indent="0cm"/>
      <style:text-properties fo:font-size="3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42cm" fo:margin-bottom="0cm" fo:text-indent="0cm"/>
      <style:text-properties fo:font-size="27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28cm" fo:margin-bottom="0cm" fo:text-indent="0cm"/>
      <style:text-properties fo:font-size="22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4cm" fo:margin-bottom="0cm" fo:text-indent="0cm"/>
      <style:text-properties fo:font-size="22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4cm" fo:margin-bottom="0cm" fo:text-indent="0cm"/>
      <style:text-properties fo:font-size="22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4cm" fo:margin-bottom="0cm" fo:text-indent="0cm"/>
      <style:text-properties fo:font-size="22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4cm" fo:margin-bottom="0cm" fo:text-indent="0cm"/>
      <style:text-properties fo:font-size="22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4cm" fo:margin-bottom="0cm" fo:text-indent="0cm"/>
      <style:text-properties fo:font-size="22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0.2999992370606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Default" style:page-layout-name="PM1" draw:style-name="Mdp1">
      <draw:frame presentation:style-name="Default-title" draw:layer="backgroundobjects" svg:width="24.299cm" svg:height="3.005cm" svg:x="1.35cm" svg:y="0.717cm" presentation:class="title" presentation:placeholder="true">
        <draw:text-box/>
      </draw:frame>
      <draw:frame presentation:style-name="Default-outline1" draw:layer="backgroundobjects" svg:width="24.299cm" svg:height="10.439cm" svg:x="1.35cm" svg:y="4.211cm" presentation:class="outline" presentation:placeholder="true">
        <draw:text-box/>
      </draw:frame>
      <draw:frame presentation:style-name="Mpr1" draw:text-style-name="MP2" draw:layer="backgroundobjects" svg:width="6.29cm" svg:height="1.24cm" svg:x="1.35cm" svg:y="16.39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558cm" svg:height="1.24cm" svg:x="9.234cm" svg:y="16.39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29cm" svg:height="1.24cm" svg:x="19.359cm" svg:y="16.397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9-10-28T17:37:30.920545211</meta:creation-date>
    <dc:date>2019-10-30T17:32:01.825458316</dc:date>
    <meta:editing-duration>PT1H56M58S</meta:editing-duration>
    <meta:editing-cycles>10</meta:editing-cycles>
    <meta:generator>LibreOffice/6.3.2.2$MacOSX_X86_64 LibreOffice_project/98b30e735bda24bc04ab42594c85f7fd8be07b9c</meta:generator>
    <meta:document-statistic meta:object-count="114"/>
  </office:meta>
</office:document-meta>
</file>